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Ubuntu" fo:font-size="20pt" officeooo:paragraph-rsid="00029d0f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a67e"/>
    </style:style>
    <style:style style:name="T3" style:family="text">
      <style:text-properties officeooo:rsid="00029d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are my <text:span text:style-name="T1">inputs</text:span>?</text:p>
      <text:p text:style-name="P1"/>
      <text:p text:style-name="P1"/>
      <text:p text:style-name="P1"/>
      <text:p text:style-name="P1">What is my <text:span text:style-name="T1">result</text:span>?</text:p>
      <text:p text:style-name="P1"/>
      <text:p text:style-name="P1"/>
      <text:p text:style-name="P1"/>
      <text:p text:style-name="P1">What do I need to <text:span text:style-name="T1">keep track</text:span> of?</text:p>
      <text:p text:style-name="P1"/>
      <text:p text:style-name="P1"/>
      <text:p text:style-name="P1"/>
      <text:p text:style-name="P1">What <text:span text:style-name="T1">decisions</text:span> <text:span text:style-name="T2">or</text:span> <text:span text:style-name="T1">checks </text:span>do I need to make?</text:p>
      <text:p text:style-name="P1"/>
      <text:p text:style-name="P1"/>
      <text:p text:style-name="P1"/>
      <text:p text:style-name="P1">Are there steps that <text:span text:style-name="T1">repeat</text:span>?</text:p>
      <text:p text:style-name="P1"/>
      <text:p text:style-name="P1"/>
      <text:p text:style-name="P1"/>
      <text:p text:style-name="P1">What <text:span text:style-name="T1">changes</text:span> <text:span text:style-name="T3">between </text:span>step<text:span text:style-name="T3">s</text:span>?</text:p>
      <text:p text:style-name="P1"/>
      <text:p text:style-name="P1"/>
      <text:p text:style-name="P1"/>
      <text:p text:style-name="P1">How do I know when I'm <text:span text:style-name="T1">done</text:span>?</text:p>
      <text:p text:style-name="P1"/>
      <text:p text:style-name="P1"/>
      <text:p text:style-name="P1"/>
      <text:p text:style-name="P1">What are my <text:span text:style-name="T1">edge cases</text:span> (what could go wrong)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12:24:02.321490610</meta:creation-date>
    <dc:date>2026-02-11T12:29:20.632386443</dc:date>
    <meta:editing-duration>PT5M18S</meta:editing-duration>
    <meta:editing-cycles>3</meta:editing-cycles>
    <meta:generator>LibreOffice/24.8.3.2$Linux_X86_64 LibreOffice_project/480$Build-2</meta:generator>
    <meta:document-statistic meta:table-count="0" meta:image-count="0" meta:object-count="0" meta:page-count="1" meta:paragraph-count="8" meta:word-count="50" meta:character-count="240" meta:non-whitespace-character-count="198"/>
  </office:meta>
</office:document-meta>
</file>